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bb12f" officeooo:paragraph-rsid="001cfef1"/>
    </style:style>
    <style:style style:name="P2" style:family="paragraph" style:parent-style-name="Text_20_body">
      <style:paragraph-properties fo:text-align="justify" style:justify-single-word="false"/>
      <style:text-properties officeooo:rsid="001bb12f" officeooo:paragraph-rsid="001d9d7f"/>
    </style:style>
    <style:style style:name="P3" style:family="paragraph" style:parent-style-name="Standard">
      <style:paragraph-properties fo:text-align="center" style:justify-single-word="false"/>
      <style:text-properties officeooo:rsid="001bb12f" officeooo:paragraph-rsid="001cee43"/>
    </style:style>
    <style:style style:name="P4" style:family="paragraph" style:parent-style-name="Standard">
      <style:paragraph-properties fo:text-align="justify" style:justify-single-word="false"/>
      <style:text-properties officeooo:rsid="001bb12f" officeooo:paragraph-rsid="001cee43"/>
    </style:style>
    <style:style style:name="P5" style:family="paragraph" style:parent-style-name="Standard">
      <style:paragraph-properties fo:text-align="justify" style:justify-single-word="false"/>
      <style:text-properties officeooo:rsid="001cee43" officeooo:paragraph-rsid="001cee43"/>
    </style:style>
    <style:style style:name="P6" style:family="paragraph" style:parent-style-name="Standard">
      <style:paragraph-properties fo:text-align="justify" style:justify-single-word="false"/>
      <style:text-properties officeooo:rsid="001cfef1" officeooo:paragraph-rsid="001cfef1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ee43" style:font-size-asian="12pt" style:font-size-complex="12pt"/>
    </style:style>
    <style:style style:name="T3" style:family="text">
      <style:text-properties style:font-name="Times New Roman" fo:font-size="12pt" officeooo:rsid="001cfef1" style:font-size-asian="12pt" style:font-size-complex="12pt"/>
    </style:style>
    <style:style style:name="T4" style:family="text">
      <style:text-properties style:font-name="Times New Roman" fo:font-size="12pt" officeooo:rsid="001d9d7f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  <text:p text:style-name="P4"><text:span text:style-name="T2"/></text:p>
      <text:p text:style-name="P1"><text:span text:style-name="T3">L'</text:span><text:span text:style-name="T1">application CRUD Java en mode console permet d'enregistrer des </text:span><text:span text:style-name="T3">Aliments </text:span><text:span text:style-name="T1">dans une base de données. </text:span></text:p>
      <text:p text:style-name="P1"><text:span text:style-name="T1">L'utilisateur.trice </text:span><text:span text:style-name="T3">peut</text:span><text:span text:style-name="T1"> </text:span><text:span text:style-name="T3">via un menu d'accueil </text:span><text:span text:style-name="T1">:</text:span></text:p>
      <text:p text:style-name="P2"><text:span text:style-name="T1">-saisir un </text:span><text:span text:style-name="T3">aliment</text:span><text:span text:style-name="T1"> en donnant son nom, sa catégorie, ses </text:span><text:span text:style-name="T4">taux</text:span><text:span text:style-name="T1"> de protéine, de lipide et de glucide (pour 100g). <text:s/></text:span></text:p>
      <text:p text:style-name="P1"><text:span text:style-name="T1">-afficher la liste des </text:span><text:span text:style-name="T3">aliments</text:span><text:span text:style-name="T1"> enregistrés dans la base de données</text:span></text:p>
      <text:p text:style-name="P1"><text:span text:style-name="T1">-</text:span><text:span text:style-name="T3">supprimer</text:span></text:p>
      <text:p text:style-name="P1"><text:span text:style-name="T3">-quitter l'a</text:span><text:span text:style-name="T4">p</text:span><text:span text:style-name="T3">plication</text:span></text:p>
      <text:p text:style-name="P1"><text:span text:style-name="T1"/></text:p>
      <text:p text:style-name="P5"><text:span text:style-name="T1">Vous pouvez ainsi </text:span><text:span text:style-name="T4">gérer une </text:span><text:span text:style-name="T1">base de données almentaire.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2S</meta:editing-duration>
    <meta:editing-cycles>4</meta:editing-cycles>
    <meta:generator>LibreOffice/5.4.1.2$Windows_X86_64 LibreOffice_project/ea7cb86e6eeb2bf3a5af73a8f7777ac570321527</meta:generator>
    <dc:date>2018-03-20T16:48:52.303000000</dc:date>
    <meta:document-statistic meta:table-count="0" meta:image-count="0" meta:object-count="0" meta:page-count="1" meta:paragraph-count="7" meta:word-count="65" meta:character-count="415" meta:non-whitespace-character-count="354"/>
    <meta:user-defined meta:name="Info 1"/>
    <meta:user-defined meta:name="Info 2"/>
    <meta:user-defined meta:name="Info 3"/>
    <meta:user-defined meta:name="Info 4"/>
  </office:meta>
</office:document-meta>
</file>